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23-03-14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22-03-29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21-11-15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21-03-03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20-11-25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20-11-17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20-03-03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19-12-13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19-03-26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18-12-20 0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18-03-20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17-11-20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17-03-17 2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16-11-14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16-03-16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15-11-12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15-04-01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13-11-2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13-03-06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12-12-05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12-03-27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11-10-27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11-03-04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10-11-23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06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06-11-28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06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05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0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04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2004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1983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1981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1965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42119111301</text:p>
          </table:table-cell>
          <table:table-cell office:value-type="string" calcext:value-type="string">
            <text:p>194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